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7.089cm"/>
    </style:style>
    <style:style style:name="gr3" style:family="graphic" style:parent-style-name="standard">
      <style:graphic-properties draw:stroke="none"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solid" draw:fill-color="#e6e6e6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00dcff" draw:textarea-horizontal-align="center" draw:textarea-vertical-align="middle" draw:shadow="visible"/>
    </style:style>
    <style:style style:name="gr6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0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9.735cm" svg:height="1.994cm" svg:x="0.347cm" svg:y="0.313cm">
            <text:p text:style-name="P2"/>
          </draw:rect>
          <draw:frame draw:style-name="gr2" draw:text-style-name="P3" draw:layer="layout" svg:width="7.589cm" svg:height="0.954cm" svg:x="3.667cm" svg:y="0.846cm">
            <draw:text-box>
              <text:p text:style-name="P2"><text:span text:style-name="T1">ToolBus</text:span></text:p>
            </draw:text-box>
          </draw:frame>
        </draw:g>
        <draw:custom-shape draw:style-name="gr3" draw:text-style-name="P1" draw:layer="layout" svg:width="4.874cm" svg:height="5.478cm" svg:x="4.792cm" svg:y="4.419cm">
          <text:p text:style-name="P2"/>
          <draw:enhanced-geometry draw:glue-point-type="segments" draw:type="mso-spt100" draw:modifiers="-178.96769714632 -87.39872454491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4" draw:text-style-name="P1" draw:layer="layout" svg:width="4.919cm" svg:height="5.522cm" svg:x="0.567cm" svg:y="4.28cm">
            <text:p text:style-name="P2"/>
            <draw:enhanced-geometry draw:glue-point-type="segments" draw:type="mso-spt100" draw:modifiers="-87.9621838833163 3.020351721424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5" draw:text-style-name="P4" draw:layer="layout" svg:width="4.243cm" svg:height="2.572cm" svg:x="3.012cm" svg:y="4.539cm">
            <text:p text:style-name="P4">Tool</text:p>
          </draw:rect>
          <draw:line draw:style-name="gr6" draw:text-style-name="P1" draw:layer="layout" svg:x1="5.766cm" svg:y1="2.609cm" svg:x2="5.766cm" svg:y2="4.419cm">
            <text:p text:style-name="P2"/>
          </draw:line>
          <draw:line draw:style-name="gr6" draw:text-style-name="P1" draw:layer="layout" svg:x1="4.234cm" svg:y1="4.465cm" svg:x2="4.234cm" svg:y2="2.377cm">
            <text:p text:style-name="P2"/>
          </draw:line>
          <draw:line draw:style-name="gr6" draw:text-style-name="P1" draw:layer="layout" svg:x1="1.309cm" svg:y1="8.04cm" svg:x2="3.119cm" svg:y2="7.158cm">
            <text:p text:style-name="P2"/>
          </draw:line>
          <draw:line draw:style-name="gr6" draw:text-style-name="P1" draw:layer="layout" svg:x1="1.077cm" svg:y1="5.765cm" svg:x2="3.027cm" svg:y2="5.765cm">
            <text:p text:style-name="P2"/>
          </draw:line>
          <draw:line draw:style-name="gr6" draw:text-style-name="P1" draw:layer="layout" svg:x1="3.955cm" svg:y1="9.107cm" svg:x2="3.955cm" svg:y2="7.297cm">
            <text:p text:style-name="P2"/>
          </draw:line>
        </draw:g>
        <draw:line draw:style-name="gr7" draw:text-style-name="P1" draw:layer="layout" svg:x1="6.601cm" svg:y1="9.061cm" svg:x2="6.601cm" svg:y2="7.065cm">
          <text:p text:style-name="P2"/>
        </draw:line>
        <draw:line draw:style-name="gr7" draw:text-style-name="P1" draw:layer="layout" svg:x1="9.247cm" svg:y1="8.086cm" svg:x2="7.436cm" svg:y2="7.111cm">
          <text:p text:style-name="P2"/>
        </draw:line>
        <draw:line draw:style-name="gr7" draw:text-style-name="P1" draw:layer="layout" svg:x1="9.247cm" svg:y1="5.812cm" svg:x2="7.483cm" svg:y2="5.858cm">
          <text:p text:style-name="P2"/>
        </draw:line>
        <draw:frame draw:style-name="gr8" draw:text-style-name="P6" draw:layer="layout" svg:width="3.275cm" svg:height="0.954cm" svg:x="1.17cm" svg:y="10.176cm">
          <draw:text-box>
            <text:p text:style-name="P5"><text:span text:style-name="T2">Term Ports</text:span></text:p>
          </draw:text-box>
        </draw:frame>
        <draw:frame draw:style-name="gr9" draw:text-style-name="P5" draw:layer="layout" svg:width="5.616cm" svg:height="0.954cm" svg:x="5.673cm" svg:y="10.175cm">
          <draw:text-box>
            <text:p text:style-name="P5"><text:span text:style-name="T2">Character Por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26T15:35:35</meta:creation-date>
    <dc:date>2007-11-01T11:35:21</dc:date>
    <dc:language>en-US</dc:language>
    <meta:editing-cycles>4</meta:editing-cycles>
    <meta:editing-duration>PT24M45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